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Encoder Ticks</text:p>
          </table:table-cell>
          <table:table-cell table:number-columns-repeated="4"/>
          <table:table-cell office:value-type="string" calcext:value-type="string">
            <text:p>cm/tick</text:p>
          </table:table-cell>
          <table:table-cell table:number-columns-repeated="4"/>
          <table:table-cell office:value-type="string" calcext:value-type="string">
            <text:p>wheel di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 (in, then cm)</text:p>
          </table:table-cell>
          <table:table-cell office:value-type="string" calcext:value-type="string">
            <text:p>Ltracker</text:p>
          </table:table-cell>
          <table:table-cell office:value-type="string" calcext:value-type="string">
            <text:p>Rtracker</text:p>
          </table:table-cell>
          <table:table-cell office:value-type="string" calcext:value-type="string">
            <text:p>Lpowered</text:p>
          </table:table-cell>
          <table:table-cell office:value-type="string" calcext:value-type="string">
            <text:p>Rpowered</text:p>
          </table:table-cell>
          <table:table-cell/>
          <table:table-cell office:value-type="string" calcext:value-type="string">
            <text:p>Ltracker</text:p>
          </table:table-cell>
          <table:table-cell office:value-type="string" calcext:value-type="string">
            <text:p>Rtracker</text:p>
          </table:table-cell>
          <table:table-cell office:value-type="string" calcext:value-type="string">
            <text:p>Lpowered</text:p>
          </table:table-cell>
          <table:table-cell office:value-type="string" calcext:value-type="string">
            <text:p>Rpowered</text:p>
          </table:table-cell>
          <table:table-cell/>
          <table:table-cell office:value-type="string" calcext:value-type="string">
            <text:p>Ltracker</text:p>
          </table:table-cell>
          <table:table-cell office:value-type="string" calcext:value-type="string">
            <text:p>Rtracker</text:p>
          </table:table-cell>
          <table:table-cell office:value-type="string" calcext:value-type="string">
            <text:p>Lpowered</text:p>
          </table:table-cell>
          <table:table-cell office:value-type="string" calcext:value-type="string">
            <text:p>Rpowered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588" calcext:value-type="float">
            <text:p>2588</text:p>
          </table:table-cell>
          <table:table-cell office:value-type="float" office:value="2570" calcext:value-type="float">
            <text:p>2570</text:p>
          </table:table-cell>
          <table:table-cell office:value-type="float" office:value="4196" calcext:value-type="float">
            <text:p>4196</text:p>
          </table:table-cell>
          <table:table-cell office:value-type="float" office:value="4175" calcext:value-type="float">
            <text:p>4175</text:p>
          </table:table-cell>
          <table:table-cell/>
          <table:table-cell table:formula="of:=[.$A$4]/[.B3]" office:value-type="float" office:value="0.0603593508500773" calcext:value-type="float">
            <text:p>0.060359350850077</text:p>
          </table:table-cell>
          <table:table-cell table:formula="of:=[.$A$4]/[.C3]" office:value-type="float" office:value="0.0607821011673152" calcext:value-type="float">
            <text:p>0.060782101167315</text:p>
          </table:table-cell>
          <table:table-cell table:formula="of:=[.$A$4]/[.D3]" office:value-type="float" office:value="0.0372283126787417" calcext:value-type="float">
            <text:p>0.037228312678742</text:p>
          </table:table-cell>
          <table:table-cell table:formula="of:=[.$A$4]/[.E3]" office:value-type="float" office:value="0.0374155688622754" calcext:value-type="float">
            <text:p>0.037415568862276</text:p>
          </table:table-cell>
          <table:table-cell/>
          <table:table-cell table:formula="of:=[.G3]*360/PI()" office:value-type="float" office:value="6.91667211571761" calcext:value-type="float">
            <text:p>6.91667211571761</text:p>
          </table:table-cell>
          <table:table-cell table:formula="of:=[.H3]*360/PI()" office:value-type="float" office:value="6.96511573364871" calcext:value-type="float">
            <text:p>6.96511573364871</text:p>
          </table:table-cell>
          <table:table-cell table:formula="of:=[.I3]*900/PI()" office:value-type="float" office:value="10.6651259744263" calcext:value-type="float">
            <text:p>10.6651259744263</text:p>
          </table:table-cell>
          <table:table-cell table:formula="of:=[.J3]*900/PI()" office:value-type="float" office:value="10.7187709194474" calcext:value-type="float">
            <text:p>10.7187709194474</text:p>
          </table:table-cell>
        </table:table-row>
        <table:table-row table:style-name="ro1">
          <table:table-cell table:formula="of:=[.$A$3]*2.54" office:value-type="float" office:value="156.21" calcext:value-type="float">
            <text:p>156.21</text:p>
          </table:table-cell>
          <table:table-cell office:value-type="float" office:value="2577" calcext:value-type="float">
            <text:p>2577</text:p>
          </table:table-cell>
          <table:table-cell office:value-type="float" office:value="2564" calcext:value-type="float">
            <text:p>2564</text:p>
          </table:table-cell>
          <table:table-cell office:value-type="float" office:value="4209" calcext:value-type="float">
            <text:p>4209</text:p>
          </table:table-cell>
          <table:table-cell office:value-type="float" office:value="4189" calcext:value-type="float">
            <text:p>4189</text:p>
          </table:table-cell>
          <table:table-cell/>
          <table:table-cell table:formula="of:=[.$A$4]/[.B4]" office:value-type="float" office:value="0.0606169965075669" calcext:value-type="float">
            <text:p>0.060616996507567</text:p>
          </table:table-cell>
          <table:table-cell table:formula="of:=[.$A$4]/[.C4]" office:value-type="float" office:value="0.0609243369734789" calcext:value-type="float">
            <text:p>0.060924336973479</text:p>
          </table:table-cell>
          <table:table-cell table:formula="of:=[.$A$4]/[.D4]" office:value-type="float" office:value="0.0371133285816108" calcext:value-type="float">
            <text:p>0.037113328581611</text:p>
          </table:table-cell>
          <table:table-cell table:formula="of:=[.$A$4]/[.E4]" office:value-type="float" office:value="0.0372905227978038" calcext:value-type="float">
            <text:p>0.037290522797804</text:p>
          </table:table-cell>
          <table:table-cell/>
          <table:table-cell table:formula="of:=[.G4]*360/PI()" office:value-type="float" office:value="6.94619613328567" calcext:value-type="float">
            <text:p>6.94619613328567</text:p>
          </table:table-cell>
          <table:table-cell table:formula="of:=[.H4]*360/PI()" office:value-type="float" office:value="6.98141475642636" calcext:value-type="float">
            <text:p>6.98141475642636</text:p>
          </table:table-cell>
          <table:table-cell table:formula="of:=[.I4]*900/PI()" office:value-type="float" office:value="10.6321854570428" calcext:value-type="float">
            <text:p>10.6321854570428</text:p>
          </table:table-cell>
          <table:table-cell table:formula="of:=[.J4]*900/PI()" office:value-type="float" office:value="10.6829478607527" calcext:value-type="float">
            <text:p>10.6829478607527</text:p>
          </table:table-cell>
        </table:table-row>
        <table:table-row table:style-name="ro1">
          <table:table-cell/>
          <table:table-cell office:value-type="float" office:value="2579" calcext:value-type="float">
            <text:p>2579</text:p>
          </table:table-cell>
          <table:table-cell office:value-type="float" office:value="2558" calcext:value-type="float">
            <text:p>2558</text:p>
          </table:table-cell>
          <table:table-cell office:value-type="float" office:value="4188" calcext:value-type="float">
            <text:p>4188</text:p>
          </table:table-cell>
          <table:table-cell office:value-type="float" office:value="4170" calcext:value-type="float">
            <text:p>4170</text:p>
          </table:table-cell>
          <table:table-cell/>
          <table:table-cell table:formula="of:=[.$A$4]/[.B5]" office:value-type="float" office:value="0.0605699883675843" calcext:value-type="float">
            <text:p>0.060569988367584</text:p>
          </table:table-cell>
          <table:table-cell table:formula="of:=[.$A$4]/[.C5]" office:value-type="float" office:value="0.0610672400312744" calcext:value-type="float">
            <text:p>0.061067240031275</text:p>
          </table:table-cell>
          <table:table-cell table:formula="of:=[.$A$4]/[.D5]" office:value-type="float" office:value="0.0372994269340974" calcext:value-type="float">
            <text:p>0.037299426934098</text:p>
          </table:table-cell>
          <table:table-cell table:formula="of:=[.$A$4]/[.E5]" office:value-type="float" office:value="0.0374604316546763" calcext:value-type="float">
            <text:p>0.037460431654676</text:p>
          </table:table-cell>
          <table:table-cell/>
          <table:table-cell table:formula="of:=[.G5]*360/PI()" office:value-type="float" office:value="6.94080939723815" calcext:value-type="float">
            <text:p>6.94080939723815</text:p>
          </table:table-cell>
          <table:table-cell table:formula="of:=[.H5]*360/PI()" office:value-type="float" office:value="6.99779024060875" calcext:value-type="float">
            <text:p>6.99779024060875</text:p>
          </table:table-cell>
          <table:table-cell table:formula="of:=[.I5]*900/PI()" office:value-type="float" office:value="10.6854987079019" calcext:value-type="float">
            <text:p>10.6854987079019</text:p>
          </table:table-cell>
          <table:table-cell table:formula="of:=[.J5]*900/PI()" office:value-type="float" office:value="10.7316231627561" calcext:value-type="float">
            <text:p>10.7316231627561</text:p>
          </table:table-cell>
        </table:table-row>
        <table:table-row table:style-name="ro1">
          <table:table-cell/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4226" calcext:value-type="float">
            <text:p>4226</text:p>
          </table:table-cell>
          <table:table-cell office:value-type="float" office:value="4130" calcext:value-type="float">
            <text:p>4130</text:p>
          </table:table-cell>
          <table:table-cell/>
          <table:table-cell table:formula="of:=[.$A$4]/[.B6]" office:value-type="float" office:value="0.0603593508500773" calcext:value-type="float">
            <text:p>0.060359350850077</text:p>
          </table:table-cell>
          <table:table-cell table:formula="of:=[.$A$4]/[.C6]" office:value-type="float" office:value="0.0609957048028114" calcext:value-type="float">
            <text:p>0.060995704802811</text:p>
          </table:table-cell>
          <table:table-cell table:formula="of:=[.$A$4]/[.D6]" office:value-type="float" office:value="0.0369640321817321" calcext:value-type="float">
            <text:p>0.036964032181732</text:p>
          </table:table-cell>
          <table:table-cell table:formula="of:=[.$A$4]/[.E6]" office:value-type="float" office:value="0.0378232445520581" calcext:value-type="float">
            <text:p>0.037823244552058</text:p>
          </table:table-cell>
          <table:table-cell/>
          <table:table-cell table:formula="of:=[.G6]*360/PI()" office:value-type="float" office:value="6.91667211571761" calcext:value-type="float">
            <text:p>6.91667211571761</text:p>
          </table:table-cell>
          <table:table-cell table:formula="of:=[.H6]*360/PI()" office:value-type="float" office:value="6.98959290725388" calcext:value-type="float">
            <text:p>6.98959290725388</text:p>
          </table:table-cell>
          <table:table-cell table:formula="of:=[.I6]*900/PI()" office:value-type="float" office:value="10.589415188995" calcext:value-type="float">
            <text:p>10.589415188995</text:p>
          </table:table-cell>
          <table:table-cell table:formula="of:=[.J6]*900/PI()" office:value-type="float" office:value="10.8355614016206" calcext:value-type="float">
            <text:p>10.8355614016206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2554" calcext:value-type="float">
            <text:p>2554</text:p>
          </table:table-cell>
          <table:table-cell office:value-type="float" office:value="4232" calcext:value-type="float">
            <text:p>4232</text:p>
          </table:table-cell>
          <table:table-cell office:value-type="float" office:value="4181" calcext:value-type="float">
            <text:p>4181</text:p>
          </table:table-cell>
          <table:table-cell/>
          <table:table-cell table:formula="of:=[.$A$4]/[.B7]" office:value-type="float" office:value="0.0600807692307692" calcext:value-type="float">
            <text:p>0.060080769230769</text:p>
          </table:table-cell>
          <table:table-cell table:formula="of:=[.$A$4]/[.C7]" office:value-type="float" office:value="0.0611628817541112" calcext:value-type="float">
            <text:p>0.061162881754111</text:p>
          </table:table-cell>
          <table:table-cell table:formula="of:=[.$A$4]/[.D7]" office:value-type="float" office:value="0.0369116257088847" calcext:value-type="float">
            <text:p>0.036911625708885</text:p>
          </table:table-cell>
          <table:table-cell table:formula="of:=[.$A$4]/[.E7]" office:value-type="float" office:value="0.0373618751494858" calcext:value-type="float">
            <text:p>0.037361875149486</text:p>
          </table:table-cell>
          <table:table-cell/>
          <table:table-cell table:formula="of:=[.G7]*360/PI()" office:value-type="float" office:value="6.88474901364507" calcext:value-type="float">
            <text:p>6.88474901364507</text:p>
          </table:table-cell>
          <table:table-cell table:formula="of:=[.H7]*360/PI()" office:value-type="float" office:value="7.00874997473656" calcext:value-type="float">
            <text:p>7.00874997473656</text:p>
          </table:table-cell>
          <table:table-cell table:formula="of:=[.I7]*900/PI()" office:value-type="float" office:value="10.5744018404284" calcext:value-type="float">
            <text:p>10.5744018404284</text:p>
          </table:table-cell>
          <table:table-cell table:formula="of:=[.J7]*900/PI()" office:value-type="float" office:value="10.7033888038012" calcext:value-type="float">
            <text:p>10.7033888038012</text:p>
          </table:table-cell>
        </table:table-row>
        <table:table-row table:style-name="ro1">
          <table:table-cell table:number-columns-repeated="6"/>
          <table:table-cell table:formula="of:=AVERAGE([.G3:.G7])" office:value-type="float" office:value="0.060397291161215" calcext:value-type="float">
            <text:p>0.060397291161215</text:p>
          </table:table-cell>
          <table:table-cell table:formula="of:=AVERAGE([.H3:.H7])" office:value-type="float" office:value="0.0609864529457982" calcext:value-type="float">
            <text:p>0.060986452945798</text:p>
          </table:table-cell>
          <table:table-cell table:formula="of:=AVERAGE([.I3:.I7])" office:value-type="float" office:value="0.0371033452170133" calcext:value-type="float">
            <text:p>0.037103345217013</text:p>
          </table:table-cell>
          <table:table-cell table:formula="of:=AVERAGE([.J3:.J7])" office:value-type="float" office:value="0.0374703286032599" calcext:value-type="float">
            <text:p>0.03747032860326</text:p>
          </table:table-cell>
          <table:table-cell/>
          <table:table-cell table:formula="of:=[.G8]*360/PI()" office:value-type="float" office:value="6.92101975512082" calcext:value-type="float">
            <text:p>6.92101975512082</text:p>
          </table:table-cell>
          <table:table-cell table:formula="of:=[.H8]*360/PI()" office:value-type="float" office:value="6.98853272253485" calcext:value-type="float">
            <text:p>6.98853272253485</text:p>
          </table:table-cell>
          <table:table-cell table:formula="of:=AVERAGE([.N3:.N7])" office:value-type="float" office:value="10.6293254337589" calcext:value-type="float">
            <text:p>10.6293254337589</text:p>
          </table:table-cell>
          <table:table-cell table:formula="of:=AVERAGE([.O3:.O7])" office:value-type="float" office:value="10.7344584296756" calcext:value-type="float">
            <text:p>10.734458429675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vg:</text:p>
          </table:table-cell>
          <table:table-cell table:formula="of:=AVERAGE([.G8:.H8])" office:value-type="float" office:value="0.0606918720535066" calcext:value-type="float">
            <text:p>0.060691872053507</text:p>
          </table:table-cell>
          <table:table-cell/>
          <table:table-cell table:formula="of:=AVERAGE([.I8:.J8])" office:value-type="float" office:value="0.0372868369101366" calcext:value-type="float">
            <text:p>0.037286836910137</text:p>
          </table:table-cell>
          <table:table-cell table:number-columns-repeated="2"/>
          <table:table-cell table:formula="of:=AVERAGE([.L8:.M8])" office:value-type="float" office:value="6.95477623882784" calcext:value-type="float">
            <text:p>6.95477623882784</text:p>
          </table:table-cell>
          <table:table-cell/>
          <table:table-cell table:formula="of:=AVERAGE([.N8:.O8])" office:value-type="float" office:value="10.6818919317172" calcext:value-type="float">
            <text:p>10.681891931717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ncoder Ticks</text:p>
          </table:table-cell>
          <table:table-cell table:number-columns-repeated="4"/>
          <table:table-cell office:value-type="string" calcext:value-type="string">
            <text:p>arclength (cm)</text:p>
          </table:table-cell>
          <table:table-cell table:number-columns-repeated="4"/>
          <table:table-cell office:value-type="string" calcext:value-type="string">
            <text:p>chassis 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heta (rot, then rads)</text:p>
          </table:table-cell>
          <table:table-cell office:value-type="string" calcext:value-type="string">
            <text:p>Ltracker</text:p>
          </table:table-cell>
          <table:table-cell office:value-type="string" calcext:value-type="string">
            <text:p>Rtracker</text:p>
          </table:table-cell>
          <table:table-cell office:value-type="string" calcext:value-type="string">
            <text:p>Lpowered</text:p>
          </table:table-cell>
          <table:table-cell office:value-type="string" calcext:value-type="string">
            <text:p>Rpowered</text:p>
          </table:table-cell>
          <table:table-cell/>
          <table:table-cell office:value-type="string" calcext:value-type="string">
            <text:p>Ltracker</text:p>
          </table:table-cell>
          <table:table-cell office:value-type="string" calcext:value-type="string">
            <text:p>Rtracker</text:p>
          </table:table-cell>
          <table:table-cell office:value-type="string" calcext:value-type="string">
            <text:p>Lpowered</text:p>
          </table:table-cell>
          <table:table-cell office:value-type="string" calcext:value-type="string">
            <text:p>Rpowered</text:p>
          </table:table-cell>
          <table:table-cell/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power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8005" calcext:value-type="float">
            <text:p>-18005</text:p>
          </table:table-cell>
          <table:table-cell office:value-type="float" office:value="16966" calcext:value-type="float">
            <text:p>16966</text:p>
          </table:table-cell>
          <table:table-cell office:value-type="float" office:value="-31470" calcext:value-type="float">
            <text:p>-31470</text:p>
          </table:table-cell>
          <table:table-cell office:value-type="float" office:value="28752" calcext:value-type="float">
            <text:p>28752</text:p>
          </table:table-cell>
          <table:table-cell/>
          <table:table-cell table:formula="of:=[.B14]*[.$G$10]" office:value-type="float" office:value="-1092.75715632339" calcext:value-type="float">
            <text:p>-1092.75715632339</text:p>
          </table:table-cell>
          <table:table-cell table:formula="of:=[.C14]*[.$G$10]" office:value-type="float" office:value="1029.69830125979" calcext:value-type="float">
            <text:p>1029.69830125979</text:p>
          </table:table-cell>
          <table:table-cell table:formula="of:=[.D14]*[.$I$10]" office:value-type="float" office:value="-1173.416757562" calcext:value-type="float">
            <text:p>-1173.416757562</text:p>
          </table:table-cell>
          <table:table-cell table:formula="of:=[.E14]*[.$I$10]" office:value-type="float" office:value="1072.07113484025" calcext:value-type="float">
            <text:p>1072.07113484025</text:p>
          </table:table-cell>
          <table:table-cell/>
          <table:table-cell table:formula="of:=([.G14]-[.H14])/[.$A$15]" office:value-type="float" office:value="-33.7799277566734" calcext:value-type="float">
            <text:p>-33.7799277566734</text:p>
          </table:table-cell>
          <table:table-cell/>
          <table:table-cell table:formula="of:=([.I14]-[.J14])/[.$A$15]" office:value-type="float" office:value="-35.738049772882" calcext:value-type="float">
            <text:p>-35.738049772882</text:p>
          </table:table-cell>
          <table:table-cell/>
        </table:table-row>
        <table:table-row table:style-name="ro1">
          <table:table-cell table:formula="of:=[.$A$14]*2*PI()" office:value-type="float" office:value="62.8318530717959" calcext:value-type="float">
            <text:p>62.8318530717959</text:p>
          </table:table-cell>
          <table:table-cell office:value-type="float" office:value="-18660" calcext:value-type="float">
            <text:p>-18660</text:p>
          </table:table-cell>
          <table:table-cell office:value-type="float" office:value="16273" calcext:value-type="float">
            <text:p>16273</text:p>
          </table:table-cell>
          <table:table-cell office:value-type="float" office:value="-32104" calcext:value-type="float">
            <text:p>-32104</text:p>
          </table:table-cell>
          <table:table-cell office:value-type="float" office:value="25637" calcext:value-type="float">
            <text:p>25637</text:p>
          </table:table-cell>
          <table:table-cell/>
          <table:table-cell table:formula="of:=[.B15]*[.$G$10]" office:value-type="float" office:value="-1132.51033251843" calcext:value-type="float">
            <text:p>-1132.51033251843</text:p>
          </table:table-cell>
          <table:table-cell table:formula="of:=[.C15]*[.$G$10]" office:value-type="float" office:value="987.638833926713" calcext:value-type="float">
            <text:p>987.638833926713</text:p>
          </table:table-cell>
          <table:table-cell table:formula="of:=[.D15]*[.$I$10]" office:value-type="float" office:value="-1197.05661216303" calcext:value-type="float">
            <text:p>-1197.05661216303</text:p>
          </table:table-cell>
          <table:table-cell table:formula="of:=[.E15]*[.$I$10]" office:value-type="float" office:value="955.922637865172" calcext:value-type="float">
            <text:p>955.922637865172</text:p>
          </table:table-cell>
          <table:table-cell/>
          <table:table-cell table:formula="of:=([.G15]-[.H15])/[.$A$15]" office:value-type="float" office:value="-33.7432219931907" calcext:value-type="float">
            <text:p>-33.7432219931907</text:p>
          </table:table-cell>
          <table:table-cell/>
          <table:table-cell table:formula="of:=([.I15]-[.J15])/[.$A$15]" office:value-type="float" office:value="-34.2657290016269" calcext:value-type="float">
            <text:p>-34.2657290016269</text:p>
          </table:table-cell>
          <table:table-cell/>
        </table:table-row>
        <table:table-row table:style-name="ro1">
          <table:table-cell/>
          <table:table-cell office:value-type="float" office:value="-16432" calcext:value-type="float">
            <text:p>-16432</text:p>
          </table:table-cell>
          <table:table-cell office:value-type="float" office:value="18576" calcext:value-type="float">
            <text:p>18576</text:p>
          </table:table-cell>
          <table:table-cell office:value-type="float" office:value="-29382" calcext:value-type="float">
            <text:p>-29382</text:p>
          </table:table-cell>
          <table:table-cell office:value-type="float" office:value="32841" calcext:value-type="float">
            <text:p>32841</text:p>
          </table:table-cell>
          <table:table-cell/>
          <table:table-cell table:formula="of:=[.B16]*[.$G$10]" office:value-type="float" office:value="-997.288841583221" calcext:value-type="float">
            <text:p>-997.288841583221</text:p>
          </table:table-cell>
          <table:table-cell table:formula="of:=[.C16]*[.$G$10]" office:value-type="float" office:value="1127.41221526594" calcext:value-type="float">
            <text:p>1127.41221526594</text:p>
          </table:table-cell>
          <table:table-cell table:formula="of:=[.D16]*[.$I$10]" office:value-type="float" office:value="-1095.56184209363" calcext:value-type="float">
            <text:p>-1095.56184209363</text:p>
          </table:table-cell>
          <table:table-cell table:formula="of:=[.E16]*[.$I$10]" office:value-type="float" office:value="1224.5370109658" calcext:value-type="float">
            <text:p>1224.5370109658</text:p>
          </table:table-cell>
          <table:table-cell/>
          <table:table-cell table:formula="of:=([.G16]-[.H16])/[.$A$15]" office:value-type="float" office:value="-33.8156675790118" calcext:value-type="float">
            <text:p>-33.8156675790118</text:p>
          </table:table-cell>
          <table:table-cell/>
          <table:table-cell table:formula="of:=([.I16]-[.J16])/[.$A$15]" office:value-type="float" office:value="-36.9255200926245" calcext:value-type="float">
            <text:p>-36.9255200926245</text:p>
          </table:table-cell>
          <table:table-cell/>
        </table:table-row>
        <table:table-row table:style-name="ro1">
          <table:table-cell/>
          <table:table-cell office:value-type="float" office:value="-16102" calcext:value-type="float">
            <text:p>-16102</text:p>
          </table:table-cell>
          <table:table-cell office:value-type="float" office:value="18881" calcext:value-type="float">
            <text:p>18881</text:p>
          </table:table-cell>
          <table:table-cell office:value-type="float" office:value="-28703" calcext:value-type="float">
            <text:p>-28703</text:p>
          </table:table-cell>
          <table:table-cell office:value-type="float" office:value="33135" calcext:value-type="float">
            <text:p>33135</text:p>
          </table:table-cell>
          <table:table-cell/>
          <table:table-cell table:formula="of:=[.B17]*[.$G$10]" office:value-type="float" office:value="-977.260523805564" calcext:value-type="float">
            <text:p>-977.260523805564</text:p>
          </table:table-cell>
          <table:table-cell table:formula="of:=[.C17]*[.$G$10]" office:value-type="float" office:value="1145.92323624226" calcext:value-type="float">
            <text:p>1145.92323624226</text:p>
          </table:table-cell>
          <table:table-cell table:formula="of:=[.D17]*[.$I$10]" office:value-type="float" office:value="-1070.24407983165" calcext:value-type="float">
            <text:p>-1070.24407983165</text:p>
          </table:table-cell>
          <table:table-cell table:formula="of:=[.E17]*[.$I$10]" office:value-type="float" office:value="1235.49934101738" calcext:value-type="float">
            <text:p>1235.49934101738</text:p>
          </table:table-cell>
          <table:table-cell/>
          <table:table-cell table:formula="of:=([.G17]-[.H17])/[.$A$15]" office:value-type="float" office:value="-33.7915190504048" calcext:value-type="float">
            <text:p>-33.7915190504048</text:p>
          </table:table-cell>
          <table:table-cell/>
          <table:table-cell table:formula="of:=([.I17]-[.J17])/[.$A$15]" office:value-type="float" office:value="-36.6970462929739" calcext:value-type="float">
            <text:p>-36.6970462929739</text:p>
          </table:table-cell>
          <table:table-cell/>
        </table:table-row>
        <table:table-row table:style-name="ro1">
          <table:table-cell/>
          <table:table-cell office:value-type="float" office:value="-17896" calcext:value-type="float">
            <text:p>-17896</text:p>
          </table:table-cell>
          <table:table-cell office:value-type="float" office:value="17110" calcext:value-type="float">
            <text:p>17110</text:p>
          </table:table-cell>
          <table:table-cell office:value-type="float" office:value="-31332" calcext:value-type="float">
            <text:p>-31332</text:p>
          </table:table-cell>
          <table:table-cell office:value-type="float" office:value="29348" calcext:value-type="float">
            <text:p>29348</text:p>
          </table:table-cell>
          <table:table-cell/>
          <table:table-cell table:formula="of:=[.B18]*[.$G$10]" office:value-type="float" office:value="-1086.14174226955" calcext:value-type="float">
            <text:p>-1086.14174226955</text:p>
          </table:table-cell>
          <table:table-cell table:formula="of:=[.C18]*[.$G$10]" office:value-type="float" office:value="1038.4379308355" calcext:value-type="float">
            <text:p>1038.4379308355</text:p>
          </table:table-cell>
          <table:table-cell table:formula="of:=[.D18]*[.$I$10]" office:value-type="float" office:value="-1168.2711740684" calcext:value-type="float">
            <text:p>-1168.2711740684</text:p>
          </table:table-cell>
          <table:table-cell table:formula="of:=[.E18]*[.$I$10]" office:value-type="float" office:value="1094.29408963869" calcext:value-type="float">
            <text:p>1094.29408963869</text:p>
          </table:table-cell>
          <table:table-cell/>
          <table:table-cell table:formula="of:=([.G18]-[.H18])/[.$A$15]" office:value-type="float" office:value="-33.8137356967232" calcext:value-type="float">
            <text:p>-33.8137356967232</text:p>
          </table:table-cell>
          <table:table-cell/>
          <table:table-cell table:formula="of:=([.I18]-[.J18])/[.$A$15]" office:value-type="float" office:value="-36.0098445787001" calcext:value-type="float">
            <text:p>-36.009844578700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vg:</text:p>
          </table:table-cell>
          <table:table-cell table:formula="of:=AVERAGE([.L14:.L18])" office:value-type="float" office:value="-33.7888144152008" calcext:value-type="float">
            <text:p>-33.7888144152008</text:p>
          </table:table-cell>
          <table:table-cell/>
          <table:table-cell table:formula="of:=AVERAGE([.N14:.N18])" office:value-type="float" office:value="-35.9272379477615" calcext:value-type="float">
            <text:p>-35.92723794776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21:54:44.439205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8:15:51.362393283</meta:creation-date>
    <dc:date>2020-11-24T22:41:40.012871507</dc:date>
    <meta:editing-duration>PT3H44M11S</meta:editing-duration>
    <meta:editing-cycles>11</meta:editing-cycles>
    <meta:generator>LibreOffice/6.4.7.2$Linux_X86_64 LibreOffice_project/40$Build-2</meta:generator>
    <meta:document-statistic meta:table-count="1" meta:cell-count="160" meta:object-count="0"/>
  </office:meta>
</office:document-meta>
</file>